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7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family="'Bitstream Vera Sans'" style:font-family-generic="swiss" fo:font-size="10pt" fo:language="en" fo:country="US" style:font-family-asian="'Bitstream Vera Sans'" style:font-family-generic-asian="swiss" style:language-asian="en" style:country-asian="US" style:font-family-complex="'Bitstream Vera Sans'" style:font-family-generic-complex="swiss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7.5cm" svg:height="1.25cm" svg:x="1.5cm" svg:y="2cm">
          <draw:text-box>
            <text:p>bkc_pasync模块设计</text:p>
          </draw:text-box>
        </draw:frame>
        <draw:custom-shape draw:style-name="gr2" draw:text-style-name="P1" draw:layer="layout" svg:width="15.5cm" svg:height="17cm" svg:x="1.736cm" svg:y="3.5cm">
          <text:p><text:span text:style-name="T1">Cond</text:span><text:span text:style-name="T1">要支持的操作</text:span></text:p>
          <text:p><text:span text:style-name="T1">A1 create/destroy </text:span><text:span text:style-name="T1">操作</text:span></text:p>
          <text:p><text:span text:style-name="T1">a2. wait </text:span><text:span text:style-name="T1">操作</text:span></text:p>
          <text:p><text:span text:style-name="T1">A3. signal </text:span><text:span text:style-name="T1">操作</text:span></text:p>
          <text:p><text:span text:style-name="T1">A4. <text:s/></text:span><text:span text:style-name="T1">打印等待在</text:span><text:span text:style-name="T1">cond</text:span><text:span text:style-name="T1">上的所有线程</text:span><text:span text:style-name="T1">(</text:span><text:span text:style-name="T1">后续要支持的操作</text:span><text:span text:style-name="T1">, </text:span></text:p>
          <text:p><text:span text:style-name="T1"><text:s text:c="3"/></text:span><text:span text:style-name="T1">可以先不考虑</text:span><text:span text:style-name="T1">, </text:span><text:span text:style-name="T1">因为</text:span><text:span text:style-name="T1">cond</text:span><text:span text:style-name="T1">可以通过</text:span><text:span text:style-name="T1">mutex</text:span><text:span text:style-name="T1">来表达</text:span><text:span text:style-name="T1">)</text:span></text:p>
          <text:p><text:span text:style-name="T1"/></text:p>
          <text:p><text:span text:style-name="T1">Mutex </text:span><text:span text:style-name="T1">要支持的操作</text:span></text:p>
          <text:p><text:span text:style-name="T1">A1. create/destroy </text:span><text:span text:style-name="T1">操作</text:span></text:p>
          <text:p><text:span text:style-name="T1">A2. lock </text:span><text:span text:style-name="T1">操作</text:span></text:p>
          <text:p><text:span text:style-name="T1">A3. unlock </text:span><text:span text:style-name="T1">操作</text:span></text:p>
          <text:p><text:span text:style-name="T1"/></text:p>
          <text:p><text:span text:style-name="T1">Semaphor </text:span><text:span text:style-name="T1">要支持的操作</text:span></text:p>
          <text:p><text:span text:style-name="T1">A1. create/destroy </text:span><text:span text:style-name="T1">操作</text:span></text:p>
          <text:p><text:span text:style-name="T1">A2. p</text:span><text:span text:style-name="T1">操作</text:span></text:p>
          <text:p><text:span text:style-name="T1">A3. v</text:span><text:span text:style-name="T1">操作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5cm" svg:height="21.5cm" svg:x="1.736cm" svg:y="24cm">
          <text:p><text:span text:style-name="T1">Basic async rules</text:span></text:p>
          <text:p><text:span text:style-name="T1">&gt;&gt;</text:span></text:p>
          <text:p><text:span text:style-name="T1">async</text:span><text:span text:style-name="T1">的三个基本原操作</text:span></text:p>
          <text:p><text:span text:style-name="T1">1. </text:span><text:span text:style-name="T1">唤醒指定的执行体</text:span><text:span text:style-name="T1">(</text:span><text:span text:style-name="T1">如线程）来执行</text:span><text:span text:style-name="T1">(wake-up)</text:span></text:p>
          <text:p><text:span text:style-name="T1">2. </text:span><text:span text:style-name="T1">使得指定的执行体</text:span><text:span text:style-name="T1">(</text:span><text:span text:style-name="T1">如线程</text:span><text:span text:style-name="T1">) </text:span><text:span text:style-name="T1">休眠</text:span><text:span text:style-name="T1">,(hang-on)</text:span></text:p>
          <text:p><text:span text:style-name="T1">3. </text:span><text:span text:style-name="T1">栅栏操作</text:span><text:span text:style-name="T1">(</text:span><text:span text:style-name="T1">可由硬件指令来实现</text:span><text:span text:style-name="T1">):</text:span><text:span text:style-name="T1">比如</text:span><text:span text:style-name="T1">testandset</text:span></text:p>
          <text:p><text:span text:style-name="T1">对于</text:span><text:span text:style-name="T1">testandset:</text:span><text:span text:style-name="T1">语义可以如下</text:span><text:span text:style-name="T1">:</text:span></text:p>
          <text:p><text:span text:style-name="T1"/></text:p>
          <text:p><text:span text:style-name="T1">testandset(a, b)</text:span></text:p>
          <text:p><text:span text:style-name="T1">如果条件为</text:span><text:span text:style-name="T1">a, </text:span><text:span text:style-name="T1">则设置为</text:span><text:span text:style-name="T1">b</text:span><text:span text:style-name="T1">继续运行下去</text:span></text:p>
          <text:p><text:span text:style-name="T1">如果条件为</text:span><text:span text:style-name="T1">b, </text:span><text:span text:style-name="T1">则反复测试此条件</text:span><text:span text:style-name="T1">.</text:span></text:p>
          <text:p><text:span text:style-name="T1"/></text:p>
          <text:p><text:span text:style-name="T1">这种语义很容易实现锁</text:span></text:p>
          <text:p><text:span text:style-name="T1">比如</text:span></text:p>
          <text:p><text:span text:style-name="T1">testandset(1, 0)-&gt;lock</text:span></text:p>
          <text:p><text:span text:style-name="T1">如果条件为</text:span><text:span text:style-name="T1">1</text:span><text:span text:style-name="T1">则设置为</text:span><text:span text:style-name="T1">0, </text:span><text:span text:style-name="T1">继续运行下去</text:span><text:span text:style-name="T1">.</text:span></text:p>
          <text:p><text:span text:style-name="T1">如果条件为</text:span><text:span text:style-name="T1">0</text:span><text:span text:style-name="T1">则反复测试此条件</text:span><text:span text:style-name="T1">.</text:span></text:p>
          <text:p><text:span text:style-name="T1">...</text:span></text:p>
          <text:p><text:span text:style-name="T1"/></text:p>
          <text:p><text:span text:style-name="T1">testandset(0, 1)-&gt;unlock</text:span></text:p>
          <text:p><text:span text:style-name="T1">如果条件为</text:span><text:span text:style-name="T1">0, </text:span><text:span text:style-name="T1">则设置为</text:span><text:span text:style-name="T1">1</text:span><text:span text:style-name="T1">继续运行下去</text:span></text:p>
          <text:p><text:span text:style-name="T1">如果条件为</text:span><text:span text:style-name="T1">1, </text:span><text:span text:style-name="T1">则反复测试此条件</text:span><text:span text:style-name="T1">.</text:span></text:p>
          <text:p><text:span text:style-name="T1">...</text:span></text:p>
          <text:p><text:span text:style-name="T1"/></text:p>
          <text:p><text:span text:style-name="T1">&gt;&gt;</text:span></text:p>
          <text:p><text:span text:style-name="T1">三个异步概念的关系</text:span><text:span text:style-name="T1">:</text:span></text:p>
          <text:p><text:span text:style-name="T1">信号量</text:span></text:p>
          <text:p><text:span text:style-name="T1">锁</text:span></text:p>
          <text:p><text:span text:style-name="T1">条件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33.5cm" svg:x="1.736cm" svg:y="47cm">
          <text:p><text:span text:style-name="T1">Semaphor </text:span><text:span text:style-name="T1">的语义实现</text:span></text:p>
          <text:p><text:span text:style-name="T1">&gt;&gt;</text:span></text:p>
          <text:p><text:span text:style-name="T1">semaphor</text:span><text:span text:style-name="T1">两级选择控制</text:span><text:span text:style-name="T1">, p</text:span><text:span text:style-name="T1">的时候进行级别判断运行</text:span><text:span text:style-name="T1">,v</text:span><text:span text:style-name="T1">的时</text:span></text:p>
          <text:p><text:span text:style-name="T1">候进行级别判断唤醒</text:span><text:span text:style-name="T1">.</text:span></text:p>
          <text:p><text:span text:style-name="T1"/></text:p>
          <text:p><text:span text:style-name="T1">&gt;&gt;</text:span></text:p>
          <text:p><text:span text:style-name="T1">semaphor</text:span><text:span text:style-name="T1">的实现语义</text:span></text:p>
          <text:p><text:span text:style-name="T1"/></text:p>
          <text:p><text:span text:style-name="T1">1.</text:span></text:p>
          <text:p><text:span text:style-name="T1">p(semaphor) </text:span><text:span text:style-name="T1">操作</text:span><text:span text:style-name="T1">:</text:span></text:p>
          <text:p><text:span text:style-name="T1"/></text:p>
          <text:p><text:span text:style-name="T1">tag1:barrier</text:span></text:p>
          <text:p><text:span text:style-name="T1">把自己放入备选择运行的队列</text:span><text:span text:style-name="T1">;</text:span></text:p>
          <text:p><text:span text:style-name="T1">按照预定的选择策略选择一个来分配资源</text:span><text:span text:style-name="T1">;</text:span></text:p>
          <text:p><text:span text:style-name="T1">把自己移出备选择运行队列</text:span><text:span text:style-name="T1">;</text:span></text:p>
          <text:p><text:span text:style-name="T1"/></text:p>
          <text:p><text:span text:style-name="T1">如果发现选择的不是自己</text:span><text:span text:style-name="T1">:</text:span></text:p>
          <text:p><text:span text:style-name="T1"><text:s text:c="5"/></text:span><text:span text:style-name="T1">把自己放到</text:span><text:span text:style-name="T1">semaphor</text:span><text:span text:style-name="T1">的等待队列中，登记</text:span></text:p>
          <text:p><text:span text:style-name="T1"><text:s text:c="4"/></text:span><text:span text:style-name="T1">unbarrier</text:span></text:p>
          <text:p><text:span text:style-name="T1"><text:s text:c="8"/></text:span><text:span text:style-name="T1">等待</text:span><text:span text:style-name="T1">(hang-on(self))</text:span></text:p>
          <text:p><text:span text:style-name="T1"><text:s text:c="4"/></text:span><text:span text:style-name="T1">...(</text:span><text:span text:style-name="T1">直到</text:span><text:span text:style-name="T1">hang-on(self)</text:span><text:span text:style-name="T1">结束</text:span><text:span text:style-name="T1">, </text:span><text:span text:style-name="T1">本执行体又被执行</text:span><text:span text:style-name="T1">)</text:span></text:p>
          <text:p><text:span text:style-name="T1"><text:s text:c="4"/></text:span><text:span text:style-name="T1">goto tag1</text:span></text:p>
          <text:p><text:span text:style-name="T1">如果发现选择的就是自己</text:span><text:span text:style-name="T1">:</text:span></text:p>
          <text:p><text:span text:style-name="T1"><text:s text:c="4"/></text:span><text:span text:style-name="T1">判断</text:span><text:span text:style-name="T1">res</text:span><text:span text:style-name="T1">是否够用</text:span></text:p>
          <text:p><text:span text:style-name="T1"><text:s text:c="4"/></text:span><text:span text:style-name="T1">够用</text:span></text:p>
          <text:p><text:span text:style-name="T1"><text:s text:c="8"/></text:span><text:span text:style-name="T1">占用一个或指定数目的资源</text:span><text:span text:style-name="T1">,</text:span><text:span text:style-name="T1">做好记录</text:span><text:span text:style-name="T1">,</text:span></text:p>
          <text:p><text:span text:style-name="T1"><text:s text:c="8"/></text:span><text:span text:style-name="T1">继续下去</text:span><text:span text:style-name="T1">(continue p operation)</text:span></text:p>
          <text:p><text:span text:style-name="T1"><text:s text:c="4"/></text:span><text:span text:style-name="T1">unbarrier</text:span></text:p>
          <text:p><text:span text:style-name="T1"><text:s text:c="4"/></text:span><text:span text:style-name="T1">不够用</text:span></text:p>
          <text:p><text:span text:style-name="T1"><text:s text:c="8"/></text:span><text:span text:style-name="T1">把自己放到</text:span><text:span text:style-name="T1">semaphor</text:span><text:span text:style-name="T1">的等待队列中，登记</text:span></text:p>
          <text:p><text:span text:style-name="T1"><text:s text:c="4"/></text:span><text:span text:style-name="T1">unbarrier</text:span></text:p>
          <text:p><text:span text:style-name="T1"><text:s text:c="8"/></text:span><text:span text:style-name="T1">等待</text:span><text:span text:style-name="T1">(hang-on(self))</text:span></text:p>
          <text:p><text:span text:style-name="T1"><text:s text:c="4"/></text:span><text:span text:style-name="T1">...(</text:span><text:span text:style-name="T1">直到</text:span><text:span text:style-name="T1">hang-on(self)</text:span><text:span text:style-name="T1">结束</text:span><text:span text:style-name="T1">, </text:span><text:span text:style-name="T1">本执行体又被执行</text:span><text:span text:style-name="T1">)</text:span></text:p>
          <text:p><text:span text:style-name="T1"><text:s text:c="4"/></text:span><text:span text:style-name="T1">goto tag1</text:span></text:p>
          <text:p><text:span text:style-name="T1"/></text:p>
          <text:p><text:span text:style-name="T1"/></text:p>
          <text:p><text:span text:style-name="T1">2.</text:span></text:p>
          <text:p><text:span text:style-name="T1">v(semaphor) </text:span><text:span text:style-name="T1">操作</text:span><text:span text:style-name="T1">:</text:span></text:p>
          <text:p><text:span text:style-name="T1"/></text:p>
          <text:p><text:span text:style-name="T1">barrier</text:span></text:p>
          <text:p><text:span text:style-name="T1">归还得到的资源</text:span><text:span text:style-name="T1">, </text:span><text:span text:style-name="T1">做好记录</text:span></text:p>
          <text:p><text:span text:style-name="T1">判断是否有执行体在等待</text:span><text:span text:style-name="T1">res</text:span></text:p>
          <text:p><text:span text:style-name="T1"><text:s text:c="4"/></text:span><text:span text:style-name="T1">有</text:span></text:p>
          <text:p><text:span text:style-name="T1"><text:s text:c="8"/></text:span><text:span text:style-name="T1">按照策略选择一个</text:span><text:span text:style-name="T1">,</text:span><text:span text:style-name="T1">把它加入备选运行队列</text:span><text:span text:style-name="T1">, </text:span></text:p>
          <text:p><text:span text:style-name="T1"><text:s text:c="9"/></text:span><text:span text:style-name="T1">唤醒它</text:span><text:span text:style-name="T1">(wake-up(her)),</text:span></text:p>
          <text:p><text:span text:style-name="T1"><text:s text:c="4"/></text:span><text:span text:style-name="T1">无</text:span></text:p>
          <text:p><text:span text:style-name="T1"><text:s text:c="8"/></text:span><text:span text:style-name="T1">继续下去</text:span></text:p>
          <text:p><text:span text:style-name="T1">unbarrier</text:span></text:p>
          <text:p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5cm" svg:height="21.5cm" svg:x="1.736cm" svg:y="24cm">
          <text:p><text:span text:style-name="T1">Basic async rules</text:span></text:p>
          <text:p><text:span text:style-name="T1">&gt;&gt;</text:span></text:p>
          <text:p><text:span text:style-name="T1">async</text:span><text:span text:style-name="T1">的三个基本原操作</text:span></text:p>
          <text:p><text:span text:style-name="T1">1. </text:span><text:span text:style-name="T1">唤醒指定的执行体</text:span><text:span text:style-name="T1">(</text:span><text:span text:style-name="T1">如线程）来执行</text:span><text:span text:style-name="T1">(wake-up)</text:span></text:p>
          <text:p><text:span text:style-name="T1">2. </text:span><text:span text:style-name="T1">使得指定的执行体</text:span><text:span text:style-name="T1">(</text:span><text:span text:style-name="T1">如线程</text:span><text:span text:style-name="T1">) </text:span><text:span text:style-name="T1">休眠</text:span><text:span text:style-name="T1">,(hang-on)</text:span></text:p>
          <text:p><text:span text:style-name="T1">3. </text:span><text:span text:style-name="T1">栅栏操作</text:span><text:span text:style-name="T1">(</text:span><text:span text:style-name="T1">可由硬件指令来实现</text:span><text:span text:style-name="T1">):</text:span><text:span text:style-name="T1">比如</text:span><text:span text:style-name="T1">testandset</text:span></text:p>
          <text:p><text:span text:style-name="T1">对于</text:span><text:span text:style-name="T1">testandset:</text:span><text:span text:style-name="T1">语义可以如下</text:span><text:span text:style-name="T1">:</text:span></text:p>
          <text:p><text:span text:style-name="T1"/></text:p>
          <text:p><text:span text:style-name="T1">testandset(a, b)</text:span></text:p>
          <text:p><text:span text:style-name="T1">如果条件为</text:span><text:span text:style-name="T1">a, </text:span><text:span text:style-name="T1">则设置为</text:span><text:span text:style-name="T1">b</text:span><text:span text:style-name="T1">继续运行下去</text:span></text:p>
          <text:p><text:span text:style-name="T1">如果条件为</text:span><text:span text:style-name="T1">b, </text:span><text:span text:style-name="T1">则反复测试此条件</text:span><text:span text:style-name="T1">.</text:span></text:p>
          <text:p><text:span text:style-name="T1"/></text:p>
          <text:p><text:span text:style-name="T1">这种语义很容易实现锁</text:span></text:p>
          <text:p><text:span text:style-name="T1">比如</text:span></text:p>
          <text:p><text:span text:style-name="T1">testandset(1, 0)-&gt;lock</text:span></text:p>
          <text:p><text:span text:style-name="T1">如果条件为</text:span><text:span text:style-name="T1">1</text:span><text:span text:style-name="T1">则设置为</text:span><text:span text:style-name="T1">0, </text:span><text:span text:style-name="T1">继续运行下去</text:span><text:span text:style-name="T1">.</text:span></text:p>
          <text:p><text:span text:style-name="T1">如果条件为</text:span><text:span text:style-name="T1">0</text:span><text:span text:style-name="T1">则反复测试此条件</text:span><text:span text:style-name="T1">.</text:span></text:p>
          <text:p><text:span text:style-name="T1">...</text:span></text:p>
          <text:p><text:span text:style-name="T1"/></text:p>
          <text:p><text:span text:style-name="T1">testandset(0, 1)-&gt;unlock</text:span></text:p>
          <text:p><text:span text:style-name="T1">如果条件为</text:span><text:span text:style-name="T1">0, </text:span><text:span text:style-name="T1">则设置为</text:span><text:span text:style-name="T1">1</text:span><text:span text:style-name="T1">继续运行下去</text:span></text:p>
          <text:p><text:span text:style-name="T1">如果条件为</text:span><text:span text:style-name="T1">1, </text:span><text:span text:style-name="T1">则反复测试此条件</text:span><text:span text:style-name="T1">.</text:span></text:p>
          <text:p><text:span text:style-name="T1">...</text:span></text:p>
          <text:p><text:span text:style-name="T1"/></text:p>
          <text:p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2cm" svg:y="84.5cm">
          <text:p text:style-name="P2">loc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8.7cm" svg:y="84.5cm">
          <text:p text:style-name="P2">semaph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15.1cm" svg:y="84.5cm">
          <text:p text:style-name="P2">condi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2cm" svg:x="8cm" svg:y="90.5cm">
          <text:p text:style-name="P2">3 basic </text:p>
          <text:p text:style-name="P2">async rules</text:p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cm" svg:y1="85.5cm" svg:x2="6cm" svg:y2="85.5cm">
          <text:p/>
        </draw:line>
        <draw:line draw:style-name="gr3" draw:text-style-name="P2" draw:layer="layout" svg:x1="12.5cm" svg:y1="85.5cm" svg:x2="15cm" svg:y2="85.5cm">
          <text:p/>
        </draw:line>
        <draw:custom-shape draw:style-name="gr2" draw:text-style-name="P2" draw:layer="layout" svg:width="8.5cm" svg:height="3cm" svg:x="7cm" svg:y="95.5cm">
          <text:p text:style-name="P2">pthread_mutex</text:p>
          <text:p text:style-name="P2">实现的3 basci</text:p>
          <text:p text:style-name="P2">Async rules</text:p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cm" svg:y1="95.5cm" svg:x2="11cm" svg:y2="92.5cm">
          <text:p/>
        </draw:line>
        <draw:line draw:style-name="gr3" draw:text-style-name="P2" draw:layer="layout" svg:x1="11cm" svg:y1="90.5cm" svg:x2="11cm" svg:y2="86.5cm">
          <text:p/>
        </draw:line>
        <draw:line draw:style-name="gr4" draw:text-style-name="P2" draw:layer="layout" svg:x1="4cm" svg:y1="86.5cm" svg:x2="8cm" svg:y2="92cm">
          <text:p/>
        </draw:line>
        <draw:frame draw:style-name="gr5" draw:layer="layout" svg:width="5.5cm" svg:height="4cm" svg:x="2cm" svg:y="87.5cm">
          <draw:text-box>
            <text:p>珊栏指令可实现锁的概念,但通过semaphor实现更方便,就是数量的差别.</text:p>
          </draw:text-box>
        </draw:frame>
        <draw:frame draw:style-name="gr1" draw:layer="layout" svg:width="6cm" svg:height="1.25cm" svg:x="2cm" svg:y="82.5cm">
          <draw:text-box>
            <text:p>异步关系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Bitstream Vera Sans'" style:font-family-generic="swiss" fo:font-size="10pt" fo:language="en" fo:country="US" style:font-family-asian="'Bitstream Vera Sans'" style:font-family-generic-asian="swiss" style:language-asian="en" style:country-asian="US" style:font-family-complex="'Bitstream Vera Sans'" style:font-family-generic-complex="swiss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0T22:50:52</meta:creation-date>
    <dc:date>2010-01-16T22:26:27</dc:date>
    <meta:editing-duration>PT01H26M42S</meta:editing-duration>
    <meta:editing-cycles>8</meta:editing-cycles>
    <meta:generator>OpenOffice.org/3.0$Unix OpenOffice.org_project/300m15$Build-9379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